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53d" officeooo:paragraph-rsid="000db53d"/>
    </style:style>
    <style:style style:name="P2" style:family="paragraph" style:parent-style-name="Standard">
      <style:text-properties officeooo:paragraph-rsid="000db53d"/>
    </style:style>
    <style:style style:name="P3" style:family="paragraph" style:parent-style-name="Standard">
      <style:text-properties officeooo:rsid="0019807c" officeooo:paragraph-rsid="0019807c"/>
    </style:style>
    <style:style style:name="P4" style:family="paragraph" style:parent-style-name="Standard">
      <style:text-properties fo:color="#ce181e" officeooo:rsid="000db53d" officeooo:paragraph-rsid="000db53d"/>
    </style:style>
    <style:style style:name="P5" style:family="paragraph" style:parent-style-name="Standard">
      <style:text-properties fo:color="#ce181e" officeooo:paragraph-rsid="000db53d"/>
    </style:style>
    <style:style style:name="P6" style:family="paragraph" style:parent-style-name="Standard">
      <style:text-properties fo:color="#ce181e" officeooo:rsid="0019807c" officeooo:paragraph-rsid="0019807c"/>
    </style:style>
    <style:style style:name="P7" style:family="paragraph" style:parent-style-name="Standard">
      <style:text-properties fo:color="#ce181e" officeooo:paragraph-rsid="000db53d"/>
    </style:style>
    <style:style style:name="P8" style:family="paragraph" style:parent-style-name="Standard">
      <style:text-properties officeooo:paragraph-rsid="000db53d"/>
    </style:style>
    <style:style style:name="P9" style:family="paragraph" style:parent-style-name="Standard">
      <style:text-properties officeooo:rsid="0022954e" officeooo:paragraph-rsid="0022954e"/>
    </style:style>
    <style:style style:name="P10" style:family="paragraph" style:parent-style-name="Standard">
      <style:text-properties officeooo:rsid="0022990a" officeooo:paragraph-rsid="0022990a"/>
    </style:style>
    <style:style style:name="P11" style:family="paragraph" style:parent-style-name="Standard">
      <style:text-properties officeooo:rsid="0022990a" officeooo:paragraph-rsid="002e01a5"/>
    </style:style>
    <style:style style:name="P12" style:family="paragraph" style:parent-style-name="Standard">
      <style:text-properties officeooo:paragraph-rsid="0022990a"/>
    </style:style>
    <style:style style:name="P13" style:family="paragraph" style:parent-style-name="Standard">
      <style:text-properties officeooo:rsid="0022f1d5" officeooo:paragraph-rsid="0022f1d5"/>
    </style:style>
    <style:style style:name="P14" style:family="paragraph" style:parent-style-name="Standard">
      <style:text-properties officeooo:rsid="00233743" officeooo:paragraph-rsid="00233743"/>
    </style:style>
    <style:style style:name="P15" style:family="paragraph" style:parent-style-name="Standard">
      <style:text-properties officeooo:rsid="00233743" officeooo:paragraph-rsid="0030bb8f"/>
    </style:style>
    <style:style style:name="P16" style:family="paragraph" style:parent-style-name="Standard">
      <style:text-properties officeooo:rsid="002424ce" officeooo:paragraph-rsid="002424ce"/>
    </style:style>
    <style:style style:name="P17" style:family="paragraph" style:parent-style-name="Standard">
      <style:text-properties fo:font-weight="normal" officeooo:rsid="002424ce" officeooo:paragraph-rsid="002424ce" style:font-weight-asian="normal" style:font-weight-complex="normal"/>
    </style:style>
    <style:style style:name="P18" style:family="paragraph" style:parent-style-name="Standard">
      <style:text-properties officeooo:rsid="002612ad" officeooo:paragraph-rsid="002612ad"/>
    </style:style>
    <style:style style:name="P19" style:family="paragraph" style:parent-style-name="Standard">
      <style:text-properties fo:font-style="normal" fo:font-weight="normal" officeooo:rsid="00273b41" officeooo:paragraph-rsid="00273b4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bb180" officeooo:paragraph-rsid="002bb180" style:font-style-asian="normal" style:font-weight-asian="normal" style:font-style-complex="normal" style:font-weight-complex="normal"/>
    </style:style>
    <style:style style:name="T1" style:family="text">
      <style:text-properties officeooo:rsid="000db53d"/>
    </style:style>
    <style:style style:name="T2" style:family="text">
      <style:text-properties officeooo:rsid="000f8bb9"/>
    </style:style>
    <style:style style:name="T3" style:family="text">
      <style:text-properties officeooo:rsid="00124dce"/>
    </style:style>
    <style:style style:name="T4" style:family="text">
      <style:text-properties officeooo:rsid="0013bcb4"/>
    </style:style>
    <style:style style:name="T5" style:family="text">
      <style:text-properties officeooo:rsid="00195e3c"/>
    </style:style>
    <style:style style:name="T6" style:family="text">
      <style:text-properties officeooo:rsid="001ca5bd"/>
    </style:style>
    <style:style style:name="T7" style:family="text">
      <style:text-properties fo:color="#ce181e"/>
    </style:style>
    <style:style style:name="T8" style:family="text">
      <style:text-properties fo:color="#ce181e" officeooo:rsid="0018df47"/>
    </style:style>
    <style:style style:name="T9" style:family="text">
      <style:text-properties officeooo:rsid="0022990a"/>
    </style:style>
    <style:style style:name="T10" style:family="text">
      <style:text-properties officeooo:rsid="0023164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990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ication à faire sur les différents champs du formulaire :</text:p>
      <text:p text:style-name="P1"/>
      <text:p text:style-name="P4">- Nom et Prénom = <text:bookmark-start text:name="__DdeLink__58_4284380029"/>Vérifier qu’il n’y a pas de chiffres et que ça ne dépasse pas une certaine longueur<text:bookmark-end text:name="__DdeLink__58_4284380029"/> <text:span text:style-name="T6">+ une majuscule en première lettre</text:span></text:p>
      <text:p text:style-name="P1"/>
      <text:p text:style-name="P1">- Date de naissance = Vérifier que le candidat a bien minimum 18 ans en testant si le timestamp de la date saisie est bien inférieur à celui correspond à [DATE ACTUELLE – 18 ans]</text:p>
      <text:p text:style-name="P1"/>
      <text:p text:style-name="P5"><text:span text:style-name="T1">- Adresse = Vérifier que l’adresse est bien de la forme « Numéro de voie + (« </text:span>bis, ter, quater »<text:span text:style-name="T1">) + Type de voie + Nom de voie »</text:span></text:p>
      <text:p text:style-name="P2"/>
      <text:p text:style-name="P6">- Code postal = Vérifier qu’il est bien au format XXXXX en utilisant que des chiffres</text:p>
      <text:p text:style-name="P3"/>
      <text:p text:style-name="P6">- Ville = <text:span text:style-name="T1">Vérifier qu’il n’y a pas de chiffres et que ça ne dépasse pas une certaine longueur </text:span>et une majuscule en première lettre</text:p>
      <text:p text:style-name="P2"/>
      <text:p text:style-name="P5">- <text:span text:style-name="T2">Adresse mail = Vérifier que l’adresse saisie est bien de la forme «  pseudo + @ + nom de domaine »</text:span></text:p>
      <text:p text:style-name="P2"/>
      <text:p text:style-name="P5">- <text:span text:style-name="T3">Téléphone = Vérifier que cela respecte le format français soit 10 numéros, et commençant par 0 tout le temps – 8 autres chiffres compris entre 0 et 9 + Prendre en compte les possibles espaces ou caractères : espace, virgule, -, /, ., etc...</text:span></text:p>
      <text:p text:style-name="P2"/>
      <text:p text:style-name="P5">- <text:span text:style-name="T4">Numéro Pôle-Emploi = Vérifier qu’il y a bien 8 caractères – Ni plus ni moins – En majuscules</text:span></text:p>
      <text:p text:style-name="P2"/>
      <text:p text:style-name="P2"><text:span text:style-name="T7">- </text:span><text:span text:style-name="T8">Liens codecademy = Vérifier que la première partie de l’URL soit codecademy – que ce soit bien au format : </text:span><text:a xlink:type="simple" xlink:href="https://www.codecademy.com/fr/%5BpseudoUSER" text:style-name="Internet_20_link" text:visited-style-name="Visited_20_Internet_20_Link">https://www.codecademy.com/fr/[pseudoUSER</text:a><text:span text:style-name="T8">]</text:span></text:p>
      <text:p text:style-name="P2"/>
      <text:p text:style-name="P2">- <text:span text:style-name="T5">3 Textareas = Juste vérification comme pour tous les autres → </text:span>htmlspecialchars →<text:span text:style-name="T5"> Vérification qu’aucune injection de code soit possible dans les champs du formulair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Textes vérifications dans le cas où la Regex n’est pas vérifiée :</text:p>
      <text:p text:style-name="P9"/>
      <text:p text:style-name="P9">Nom = <text:bookmark-start text:name="__DdeLink__73_234763191"/><text:span text:style-name="T9">Veuillez saisir un nom de famille valide.</text:span><text:bookmark-end text:name="__DdeLink__73_234763191"/></text:p>
      <text:p text:style-name="P9"/>
      <text:p text:style-name="P10">Prénom = Veuillez saisir un prénom valide.</text:p>
      <text:p text:style-name="P10"/>
      <text:p text:style-name="P11">Date de naissance = <text:bookmark-start text:name="__DdeLink__84_234763191"/>Vérifiez votre date de naissance – Nous vous rappelons que les candidatures sont réservées aux personnes majeures.<text:bookmark-end text:name="__DdeLink__84_234763191"/></text:p>
      <text:p text:style-name="P11"/>
      <text:p text:style-name="P16">Pays de naissance = <text:bookmark-start text:name="__DdeLink__86_234763191"/>Veuillez sélectionner votre pays natal.<text:bookmark-end text:name="__DdeLink__86_234763191"/></text:p>
      <text:p text:style-name="P16"/>
      <text:p text:style-name="P16">Nationalité = <text:bookmark-start text:name="__DdeLink__88_234763191"/>Veuillez sélectionner votre nationalité.<text:bookmark-end text:name="__DdeLink__88_234763191"/></text:p>
      <text:p text:style-name="P10"/>
      <text:p text:style-name="P10">Adresse = <text:bookmark-start text:name="__DdeLink__92_234763191"/>Veuillez saisir une adresse postale valide.<text:bookmark-end text:name="__DdeLink__92_234763191"/></text:p>
      <text:p text:style-name="P10"/>
      <text:p text:style-name="P10">Code postal = <text:bookmark-start text:name="__DdeLink__94_234763191"/>Veuillez saisir un code postal valide.<text:bookmark-end text:name="__DdeLink__94_234763191"/></text:p>
      <text:p text:style-name="P10"/>
      <text:p text:style-name="P10">Ville = <text:bookmark-start text:name="__DdeLink__96_234763191"/>Veuillez saisir un nom de ville valide.<text:bookmark-end text:name="__DdeLink__96_234763191"/></text:p>
      <text:p text:style-name="P10"/>
      <text:p text:style-name="P16">Pays = <text:bookmark-start text:name="__DdeLink__98_234763191"/>Veuillez sélectionner votre pays de résidence.<text:bookmark-end text:name="__DdeLink__98_234763191"/></text:p>
      <text:p text:style-name="P10"/>
      <text:p text:style-name="P12"><text:span text:style-name="T9">Adresse mail = </text:span><text:bookmark-start text:name="__DdeLink__100_234763191"/><text:span text:style-name="T9">Veuillez saisir une adresse email au format : </text:span><text:a xlink:type="simple" xlink:href="mailto:pseudo@hebergeur.nomdedomaine" text:style-name="Internet_20_link" text:visited-style-name="Visited_20_Internet_20_Link"><text:span text:style-name="T12">pseudo@hebergeur.nomdedomaine</text:span></text:a><text:bookmark-end text:name="__DdeLink__100_234763191"/></text:p>
      <text:p text:style-name="P12"/>
      <text:p text:style-name="P13">Téléphone = <text:bookmark-start text:name="__DdeLink__102_234763191"/>Veuillez saisir un numéro de téléphone valide.<text:bookmark-end text:name="__DdeLink__102_234763191"/></text:p>
      <text:p text:style-name="P13"/>
      <text:p text:style-name="P18">Diplôme = <text:bookmark-start text:name="__DdeLink__104_234763191"/>Veuillez sélectionner votre niveau de diplôme.<text:bookmark-end text:name="__DdeLink__104_234763191"/></text:p>
      <text:p text:style-name="P13"/>
      <text:p text:style-name="P13">Identifiant Pôle-Emploi = <text:bookmark-start text:name="__DdeLink__106_234763191"/>Veuillez saisir un <text:span text:style-name="T10">identifiant Pôle-Emploi valide – 8 caractères avec chiffres et lettres en majuscules.</text:span><text:bookmark-end text:name="__DdeLink__106_234763191"/></text:p>
      <text:p text:style-name="P13"/>
      <text:p text:style-name="P14">Liens codecademy = <text:bookmark-start text:name="__DdeLink__108_234763191"/>Veuillez saisir un lien valide du type : <text:a xlink:type="simple" xlink:href="https://www.codecademy.com/pseudo" text:style-name="Internet_20_link" text:visited-style-name="Visited_20_Internet_20_Link"><text:span text:style-name="T11">https://www.codecademy.com/pseudo</text:span></text:a><text:bookmark-end text:name="__DdeLink__108_234763191"/></text:p>
      <text:p text:style-name="P14"><text:span text:style-name="T11"/></text:p>
      <text:p text:style-name="P19">Nombre de badge = <text:bookmark-start text:name="__DdeLink__110_234763191"/>Veuillez sélectionner votre nombre de badge sur le site <text:a xlink:type="simple" xlink:href="https://www.codecademy.com/" text:style-name="Internet_20_link" text:visited-style-name="Visited_20_Internet_20_Link">https://www.codecademy.com/</text:a><text:bookmark-end text:name="__DdeLink__110_234763191"/></text:p>
      <text:p text:style-name="P19"/>
      <text:p text:style-name="P20">Textareas = <text:bookmark-start text:name="__DdeLink__112_234763191"/>Veuillez remplir le champ concerné.<text:bookmark-end text:name="__DdeLink__112_234763191"/></text:p>
      <text:p text:style-name="P20"/>
      <text:p text:style-name="P20"/>
      <text:p text:style-name="P15"><text:span text:style-name="T11"/></text:p>
      <text:p text:style-name="P17"/>
      <text:p text:style-name="P14"><text:span text:style-name="T11"/></text:p>
      <text:p text:style-name="P14"><text:span text:style-name="T11"/></text:p>
      <text:p text:style-name="P12"/>
      <text:p text:style-name="P12"/>
      <text:p text:style-name="P12"/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0:43:09.359878287</meta:creation-date>
    <dc:date>2017-12-22T11:50:15.208800115</dc:date>
    <meta:editing-duration>PT3H21M39S</meta:editing-duration>
    <meta:editing-cycles>25</meta:editing-cycles>
    <meta:generator>LibreOffice/5.4.2.2$Linux_X86_64 LibreOffice_project/40m0$Build-2</meta:generator>
    <meta:document-statistic meta:table-count="0" meta:image-count="0" meta:object-count="0" meta:page-count="2" meta:paragraph-count="28" meta:word-count="448" meta:character-count="2653" meta:non-whitespace-character-count="2225"/>
  </office:meta>
</office:document-meta>
</file>